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65cm"/>
    </style:style>
    <style:style style:name="co2" style:family="table-column">
      <style:table-column-properties fo:break-before="auto" style:column-width="2.436cm"/>
    </style:style>
    <style:style style:name="co3" style:family="table-column">
      <style:table-column-properties fo:break-before="auto" style:column-width="2.277cm"/>
    </style:style>
    <style:style style:name="co4" style:family="table-column">
      <style:table-column-properties fo:break-before="auto" style:column-width="32.51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058cm" fo:break-before="auto" style:use-optimal-row-height="fals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Default" style:data-style-name="N127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127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" style:family="table-cell" style:parent-style-name="Default">
      <style:table-cell-properties fo:background-color="#e2f0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fo:background-color="#e2f0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" style:family="table-cell" style:parent-style-name="Default">
      <style:table-cell-properties fo:background-color="#e2f0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style:rotation-align="none"/>
    </style:style>
    <style:style style:name="ce14" style:family="table-cell" style:parent-style-name="Default">
      <style:table-cell-properties fo:background-color="#e2f0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Default">
      <style:table-cell-properties fo:background-color="#e2f0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6" style:family="table-cell" style:parent-style-name="Default">
      <style:table-cell-properties fo:background-color="#e2f0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Default">
      <style:table-cell-properties fo:background-color="#e2f0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Default"/>
        <table:table-column table:style-name="co4" table:default-cell-style-name="ce13"/>
        <table:table-column table:style-name="co3" table:number-columns-repeated="1018" table:default-cell-style-name="Default"/>
        <table:table-row table:style-name="ro1">
          <table:table-cell table:style-name="ce1" office:value-type="string" calcext:value-type="string">
            <text:p>Time Log </text:p>
          </table:table-cell>
          <table:table-cell table:style-name="ce5" office:value-type="string" calcext:value-type="string">
            <text:p>Software Projekt 2020/2021</text:p>
          </table:table-cell>
          <table:table-cell table:style-name="ce6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number-columns-repeated="2"/>
          <table:table-cell table:style-name="ce9" office:value-type="string" calcext:value-type="string">
            <text:p>Name:</text:p>
          </table:table-cell>
          <table:table-cell table:style-name="ce14" office:value-type="string" calcext:value-type="string">
            <text:p>Ruslans Sikders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number-columns-repeated="2"/>
          <table:table-cell table:style-name="ce9" office:value-type="string" calcext:value-type="string">
            <text:p>Student ID / Matrikelnummer:</text:p>
          </table:table-cell>
          <table:table-cell table:style-name="ce15" office:value-type="float" office:value="3134593" calcext:value-type="float">
            <text:p>313459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Project</text:p>
            <text:p>Week</text:p>
          </table:table-cell>
          <table:table-cell table:style-name="ce3" office:value-type="string" calcext:value-type="string">
            <text:p>Calendar Week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Hours</text:p>
          </table:table-cell>
          <table:table-cell table:style-name="ce3" office:value-type="string" calcext:value-type="string">
            <text:p>Activities</text:p>
          </table:table-cell>
          <table:table-cell table:style-name="ce19" table:number-columns-repeated="1018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4" table:formula="of:=ISOWEEKNUM([.C7])" office:value-type="float" office:value="40" calcext:value-type="float">
            <text:p>40</text:p>
          </table:table-cell>
          <table:table-cell table:style-name="ce7" office:value-type="date" office:date-value="2020-09-28" calcext:value-type="date">
            <text:p>9/28/2020</text:p>
          </table:table-cell>
          <table:table-cell table:style-name="ce8" table:formula="of:=[.C7]+6" office:value-type="date" office:date-value="2020-10-04" calcext:value-type="date">
            <text:p>10/4/2020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Selecting project and preliminary discussions</text:p>
          </table:table-cell>
          <table:table-cell table:style-name="ce19" table:number-columns-repeated="1018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4" table:formula="of:=ISOWEEKNUM([.C8])" office:value-type="float" office:value="41" calcext:value-type="float">
            <text:p>41</text:p>
          </table:table-cell>
          <table:table-cell table:style-name="ce8" table:formula="of:=[.C7]+7" office:value-type="date" office:date-value="2020-10-05" calcext:value-type="date">
            <text:p>10/5/2020</text:p>
          </table:table-cell>
          <table:table-cell table:style-name="ce8" table:formula="of:=[.C8]+6" office:value-type="date" office:date-value="2020-10-11" calcext:value-type="date">
            <text:p>10/11/2020</text:p>
          </table:table-cell>
          <table:table-cell table:style-name="ce10" office:value-type="float" office:value="3" calcext:value-type="float">
            <text:p>3</text:p>
          </table:table-cell>
          <table:table-cell table:style-name="ce16" office:value-type="string" calcext:value-type="string">
            <text:p>First presentation and discussion of the vision document</text:p>
          </table:table-cell>
          <table:table-cell table:style-name="ce19" table:number-columns-repeated="1018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4" table:formula="of:=ISOWEEKNUM([.C9])" office:value-type="float" office:value="42" calcext:value-type="float">
            <text:p>42</text:p>
          </table:table-cell>
          <table:table-cell table:style-name="ce8" table:formula="of:=[.C8]+7" office:value-type="date" office:date-value="2020-10-12" calcext:value-type="date">
            <text:p>10/12/2020</text:p>
          </table:table-cell>
          <table:table-cell table:style-name="ce8" table:formula="of:=[.C9]+6" office:value-type="date" office:date-value="2020-10-18" calcext:value-type="date">
            <text:p>10/18/2020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Collecting ideas for user stories, requirements and selecting roles</text:p>
          </table:table-cell>
          <table:table-cell table:style-name="ce19" table:number-columns-repeated="1018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4" table:formula="of:=ISOWEEKNUM([.C10])" office:value-type="float" office:value="43" calcext:value-type="float">
            <text:p>43</text:p>
          </table:table-cell>
          <table:table-cell table:style-name="ce8" table:formula="of:=[.C9]+7" office:value-type="date" office:date-value="2020-10-19" calcext:value-type="date">
            <text:p>10/19/2020</text:p>
          </table:table-cell>
          <table:table-cell table:style-name="ce8" table:formula="of:=[.C10]+6" office:value-type="date" office:date-value="2020-10-25" calcext:value-type="date">
            <text:p>10/25/2020</text:p>
          </table:table-cell>
          <table:table-cell table:style-name="ce10" office:value-type="float" office:value="6" calcext:value-type="float">
            <text:p>6</text:p>
          </table:table-cell>
          <table:table-cell table:style-name="ce16" office:value-type="string" calcext:value-type="string">
            <text:p>Determining technologies and project risks. Discussion over the preliminary structure of the front-end.</text:p>
          </table:table-cell>
          <table:table-cell table:style-name="ce19" table:number-columns-repeated="1018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4" table:formula="of:=ISOWEEKNUM([.C11])" office:value-type="float" office:value="44" calcext:value-type="float">
            <text:p>44</text:p>
          </table:table-cell>
          <table:table-cell table:style-name="ce8" table:formula="of:=[.C10]+7" office:value-type="date" office:date-value="2020-10-26" calcext:value-type="date">
            <text:p>10/26/2020</text:p>
          </table:table-cell>
          <table:table-cell table:style-name="ce8" table:formula="of:=[.C11]+6" office:value-type="date" office:date-value="2020-11-01" calcext:value-type="date">
            <text:p>11/1/2020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string" calcext:value-type="string">
            <text:p>Discussing the prototype, basic connectivity.</text:p>
          </table:table-cell>
          <table:table-cell table:style-name="ce19" table:number-columns-repeated="1018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4" table:formula="of:=ISOWEEKNUM([.C12])" office:value-type="float" office:value="45" calcext:value-type="float">
            <text:p>45</text:p>
          </table:table-cell>
          <table:table-cell table:style-name="ce8" table:formula="of:=[.C11]+7" office:value-type="date" office:date-value="2020-11-02" calcext:value-type="date">
            <text:p>11/2/2020</text:p>
          </table:table-cell>
          <table:table-cell table:style-name="ce8" table:formula="of:=[.C12]+6" office:value-type="date" office:date-value="2020-11-08" calcext:value-type="date">
            <text:p>11/8/2020</text:p>
          </table:table-cell>
          <table:table-cell table:style-name="ce10" office:value-type="float" office:value="3" calcext:value-type="float">
            <text:p>3</text:p>
          </table:table-cell>
          <table:table-cell table:style-name="ce16" office:value-type="string" calcext:value-type="string">
            <text:p>Small discussions, testing prototype on my devices</text:p>
          </table:table-cell>
          <table:table-cell table:style-name="ce19" table:number-columns-repeated="1018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4" table:formula="of:=ISOWEEKNUM([.C13])" office:value-type="float" office:value="46" calcext:value-type="float">
            <text:p>46</text:p>
          </table:table-cell>
          <table:table-cell table:style-name="ce8" table:formula="of:=[.C12]+7" office:value-type="date" office:date-value="2020-11-09" calcext:value-type="date">
            <text:p>11/9/2020</text:p>
          </table:table-cell>
          <table:table-cell table:style-name="ce8" table:formula="of:=[.C13]+6" office:value-type="date" office:date-value="2020-11-15" calcext:value-type="date">
            <text:p>11/15/2020</text:p>
          </table:table-cell>
          <table:table-cell table:style-name="ce10" office:value-type="float" office:value="5" calcext:value-type="float">
            <text:p>5</text:p>
          </table:table-cell>
          <table:table-cell table:style-name="ce16" office:value-type="string" calcext:value-type="string">
            <text:p>Small discussions, starting work on UI by doing some self-learning</text:p>
          </table:table-cell>
          <table:table-cell table:style-name="ce19" table:number-columns-repeated="1018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4" table:formula="of:=ISOWEEKNUM([.C14])" office:value-type="float" office:value="47" calcext:value-type="float">
            <text:p>47</text:p>
          </table:table-cell>
          <table:table-cell table:style-name="ce8" table:formula="of:=[.C13]+7" office:value-type="date" office:date-value="2020-11-16" calcext:value-type="date">
            <text:p>11/16/2020</text:p>
          </table:table-cell>
          <table:table-cell table:style-name="ce8" table:formula="of:=[.C14]+6" office:value-type="date" office:date-value="2020-11-22" calcext:value-type="date">
            <text:p>11/22/2020</text:p>
          </table:table-cell>
          <table:table-cell table:style-name="ce11" office:value-type="float" office:value="5" calcext:value-type="float">
            <text:p>5</text:p>
          </table:table-cell>
          <table:table-cell table:style-name="ce16" office:value-type="string" calcext:value-type="string">
            <text:p>Meeting, discussion over UI design, helping another teammate</text:p>
          </table:table-cell>
          <table:table-cell table:style-name="ce19" table:number-columns-repeated="1018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4" table:formula="of:=ISOWEEKNUM([.C15])" office:value-type="float" office:value="48" calcext:value-type="float">
            <text:p>48</text:p>
          </table:table-cell>
          <table:table-cell table:style-name="ce8" table:formula="of:=[.C14]+7" office:value-type="date" office:date-value="2020-11-23" calcext:value-type="date">
            <text:p>11/23/2020</text:p>
          </table:table-cell>
          <table:table-cell table:style-name="ce8" table:formula="of:=[.C15]+6" office:value-type="date" office:date-value="2020-11-29" calcext:value-type="date">
            <text:p>11/29/2020</text:p>
          </table:table-cell>
          <table:table-cell table:style-name="ce11" office:value-type="float" office:value="4" calcext:value-type="float">
            <text:p>4</text:p>
          </table:table-cell>
          <table:table-cell table:style-name="ce16" office:value-type="string" calcext:value-type="string">
            <text:p>Meeting, minor UI improvements</text:p>
          </table:table-cell>
          <table:table-cell table:style-name="ce19" table:number-columns-repeated="1018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4" table:formula="of:=ISOWEEKNUM([.C16])" office:value-type="float" office:value="49" calcext:value-type="float">
            <text:p>49</text:p>
          </table:table-cell>
          <table:table-cell table:style-name="ce8" table:formula="of:=[.C15]+7" office:value-type="date" office:date-value="2020-11-30" calcext:value-type="date">
            <text:p>11/30/2020</text:p>
          </table:table-cell>
          <table:table-cell table:style-name="ce8" table:formula="of:=[.C16]+6" office:value-type="date" office:date-value="2020-12-06" calcext:value-type="date">
            <text:p>12/6/2020</text:p>
          </table:table-cell>
          <table:table-cell table:style-name="ce11" office:value-type="float" office:value="4" calcext:value-type="float">
            <text:p>4</text:p>
          </table:table-cell>
          <table:table-cell table:style-name="ce17" office:value-type="string" calcext:value-type="string">
            <text:p>Meeting, some work on front-ed with another teammate</text:p>
          </table:table-cell>
          <table:table-cell table:style-name="ce19" table:number-columns-repeated="1018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4" table:formula="of:=ISOWEEKNUM([.C17])" office:value-type="float" office:value="50" calcext:value-type="float">
            <text:p>50</text:p>
          </table:table-cell>
          <table:table-cell table:style-name="ce8" table:formula="of:=[.C16]+7" office:value-type="date" office:date-value="2020-12-07" calcext:value-type="date">
            <text:p>12/7/2020</text:p>
          </table:table-cell>
          <table:table-cell table:style-name="ce8" table:formula="of:=[.C17]+6" office:value-type="date" office:date-value="2020-12-13" calcext:value-type="date">
            <text:p>12/13/2020</text:p>
          </table:table-cell>
          <table:table-cell table:style-name="ce11" office:value-type="float" office:value="6" calcext:value-type="float">
            <text:p>6</text:p>
          </table:table-cell>
          <table:table-cell table:style-name="ce17" office:value-type="string" calcext:value-type="string">
            <text:p>Revamping UI themes and colors, adding icon and logo</text:p>
          </table:table-cell>
          <table:table-cell table:style-name="ce19" table:number-columns-repeated="1018"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4" table:formula="of:=ISOWEEKNUM([.C18])" office:value-type="float" office:value="51" calcext:value-type="float">
            <text:p>51</text:p>
          </table:table-cell>
          <table:table-cell table:style-name="ce8" table:formula="of:=[.C17]+7" office:value-type="date" office:date-value="2020-12-14" calcext:value-type="date">
            <text:p>12/14/2020</text:p>
          </table:table-cell>
          <table:table-cell table:style-name="ce8" table:formula="of:=[.C18]+6" office:value-type="date" office:date-value="2020-12-20" calcext:value-type="date">
            <text:p>12/20/2020</text:p>
          </table:table-cell>
          <table:table-cell table:style-name="ce12" table:number-columns-repeated="2"/>
          <table:table-cell table:style-name="ce19" table:number-columns-repeated="1018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4" table:formula="of:=ISOWEEKNUM([.C19])" office:value-type="float" office:value="52" calcext:value-type="float">
            <text:p>52</text:p>
          </table:table-cell>
          <table:table-cell table:style-name="ce8" table:formula="of:=[.C18]+7" office:value-type="date" office:date-value="2020-12-21" calcext:value-type="date">
            <text:p>12/21/2020</text:p>
          </table:table-cell>
          <table:table-cell table:style-name="ce8" table:formula="of:=[.C19]+6" office:value-type="date" office:date-value="2020-12-27" calcext:value-type="date">
            <text:p>12/27/2020</text:p>
          </table:table-cell>
          <table:table-cell table:style-name="ce12" table:number-columns-repeated="2"/>
          <table:table-cell table:style-name="ce19" table:number-columns-repeated="1018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4" table:formula="of:=ISOWEEKNUM([.C20])" office:value-type="float" office:value="53" calcext:value-type="float">
            <text:p>53</text:p>
          </table:table-cell>
          <table:table-cell table:style-name="ce8" table:formula="of:=[.C19]+7" office:value-type="date" office:date-value="2020-12-28" calcext:value-type="date">
            <text:p>12/28/2020</text:p>
          </table:table-cell>
          <table:table-cell table:style-name="ce8" table:formula="of:=[.C20]+6" office:value-type="date" office:date-value="2021-01-03" calcext:value-type="date">
            <text:p>1/3/2021</text:p>
          </table:table-cell>
          <table:table-cell table:style-name="ce12" table:number-columns-repeated="2"/>
          <table:table-cell table:style-name="ce19" table:number-columns-repeated="1018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4" table:formula="of:=ISOWEEKNUM([.C21])" office:value-type="float" office:value="1" calcext:value-type="float">
            <text:p>1</text:p>
          </table:table-cell>
          <table:table-cell table:style-name="ce8" table:formula="of:=[.C20]+7" office:value-type="date" office:date-value="2021-01-04" calcext:value-type="date">
            <text:p>1/4/2021</text:p>
          </table:table-cell>
          <table:table-cell table:style-name="ce8" table:formula="of:=[.C21]+6" office:value-type="date" office:date-value="2021-01-10" calcext:value-type="date">
            <text:p>1/10/2021</text:p>
          </table:table-cell>
          <table:table-cell table:style-name="ce12" table:number-columns-repeated="2"/>
          <table:table-cell table:style-name="ce19" table:number-columns-repeated="1018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4" table:formula="of:=ISOWEEKNUM([.C22])" office:value-type="float" office:value="2" calcext:value-type="float">
            <text:p>2</text:p>
          </table:table-cell>
          <table:table-cell table:style-name="ce8" table:formula="of:=[.C21]+7" office:value-type="date" office:date-value="2021-01-11" calcext:value-type="date">
            <text:p>1/11/2021</text:p>
          </table:table-cell>
          <table:table-cell table:style-name="ce8" table:formula="of:=[.C22]+6" office:value-type="date" office:date-value="2021-01-17" calcext:value-type="date">
            <text:p>1/17/2021</text:p>
          </table:table-cell>
          <table:table-cell table:style-name="ce12" table:number-columns-repeated="2"/>
          <table:table-cell table:style-name="ce19" table:number-columns-repeated="1018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9">00/00/0000</text:date>, <text:time style:data-style-name="N2" text:time-value="18:29:30.0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06T11:23:49</meta:creation-date>
    <meta:initial-creator>Philipp Graf</meta:initial-creator>
    <dc:language>en-US</dc:language>
    <dc:date>2021-12-09T18:30:23.792000000</dc:date>
    <meta:editing-cycles>6</meta:editing-cycles>
    <meta:editing-duration>PT28M33S</meta:editing-duration>
    <meta:generator>LibreOffice/7.1.2.2$Windows_X86_64 LibreOffice_project/8a45595d069ef5570103caea1b71cc9d82b2aae4</meta:generator>
    <meta:document-statistic meta:table-count="1" meta:cell-count="98" meta:object-count="0"/>
    <meta:user-defined meta:name="AppVersion">15.0000</meta:user-defined>
  </office:meta>
</office:document-meta>
</file>